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4217in" fo:break-before="auto" style:use-optimal-row-height="false"/>
    </style:style>
    <style:style style:name="ro15" style:family="table-row">
      <style:table-row-properties style:row-height="0.5772in" fo:break-before="auto" style:use-optimal-row-height="false"/>
    </style:style>
    <style:style style:name="ro16" style:family="table-row">
      <style:table-row-properties style:row-height="0.4882in" fo:break-before="auto" style:use-optimal-row-height="false"/>
    </style:style>
    <style:style style:name="ro17" style:family="table-row">
      <style:table-row-properties style:row-height="0.4807in" fo:break-before="auto" style:use-optimal-row-height="false"/>
    </style:style>
    <style:style style:name="ro18" style:family="table-row">
      <style:table-row-properties style:row-height="0.6291in" fo:break-before="auto" style:use-optimal-row-height="fals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5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Default"/>
          <table:table-cell table:style-name="ce64" office:value-type="string" calcext:value-type="string">
            <text:p>Презентация <text:s/>- 20.09.2022</text:p>
          </table:table-cell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1" calcext:value-type="float">
            <text:p>21</text:p>
          </table:table-cell>
          <table:table-cell table:style-name="ce56" office:value-type="string" calcext:value-type="string">
            <text:p>Изменение алгоритма работы номеронабирателя</text:p>
          </table:table-cell>
          <table:table-cell table:style-name="ce58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2" calcext:value-type="float">
            <text:p>22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3" calcext:value-type="float">
            <text:p>23</text:p>
          </table:table-cell>
          <table:table-cell table:style-name="ce45" office:value-type="string" calcext:value-type="string">
            <text:p>Запись значений громкости и чувствительности в EEPROM</text:p>
          </table:table-cell>
          <table:table-cell table:style-name="ce40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47" office:value-type="float" office:value="24" calcext:value-type="float">
            <text:p>24</text:p>
          </table:table-cell>
          <table:table-cell table:style-name="ce45" office:value-type="string" calcext:value-type="string">
            <text:p><text:span text:style-name="T2">PDKV — создание архива. Сохранение речевых пакетов пакетов на сервере в базе данных </text:span><text:span text:style-name="T3">Возможность воспроизведения сообщений из архивной базы данных на любой станции</text:span></text:p>
          </table:table-cell>
          <table:table-cell table:style-name="ce40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7" calcext:value-type="float">
            <text:p>27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8" calcext:value-type="float">
            <text:p>28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9" calcext:value-type="float">
            <text:p>29</text:p>
          </table:table-cell>
          <table:table-cell table:style-name="ce42" office:value-type="string" calcext:value-type="string">
            <text:p>Добиться работы шифрования — дешифрования прошивки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30" calcext:value-type="float">
            <text:p>30</text:p>
          </table:table-cell>
          <table:table-cell table:style-name="ce45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8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31" calcext:value-type="float">
            <text:p>31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32" calcext:value-type="float">
            <text:p>32</text:p>
          </table:table-cell>
          <table:table-cell table:style-name="ce45" office:value-type="string" calcext:value-type="string">
            <text:p>Измерение загрузки процессора в режиме максимальной нагрузки</text:p>
          </table:table-cell>
          <table:table-cell table:style-name="ce40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33" calcext:value-type="float">
            <text:p>33</text:p>
          </table:table-cell>
          <table:table-cell table:style-name="ce45" office:value-type="string" calcext:value-type="string">
            <text:p>Формирование номера UID</text:p>
          </table:table-cell>
          <table:table-cell table:style-name="ce40" office:value-type="float" office:value="3" calcext:value-type="float">
            <text:p>3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34" calcext:value-type="float">
            <text:p>34</text:p>
          </table:table-cell>
          <table:table-cell table:style-name="ce45" office:value-type="string" calcext:value-type="string">
            <text:p>Убрать щелчки звука при старте/останове связи</text:p>
          </table:table-cell>
          <table:table-cell table:style-name="ce40" office:value-type="float" office:value="3" calcext:value-type="float">
            <text:p>3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35" calcext:value-type="float">
            <text:p>35</text:p>
          </table:table-cell>
          <table:table-cell table:style-name="ce45" office:value-type="string" calcext:value-type="string">
            <text:p>Загрузка прошивки одновременно во все устройства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Default" table:number-columns-repeated="2"/>
          <table:table-cell table:formula="of:=SUM([.C32:.C43])" office:value-type="float" office:value="84" calcext:value-type="float">
            <text:p>84</text:p>
          </table:table-cell>
          <table:table-cell table:number-columns-repeated="1020"/>
        </table:table-row>
        <table:table-row table:style-name="ro11">
          <table:table-cell table:style-name="Default" table:number-columns-repeated="3"/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9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20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20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20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20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20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20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20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20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20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20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20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20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20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20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4:44:15.1659244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1T10:05:19.747245168</dc:date>
    <meta:editing-duration>P6DT15H49M23S</meta:editing-duration>
    <meta:editing-cycles>336</meta:editing-cycles>
    <meta:document-statistic meta:table-count="5" meta:cell-count="266" meta:object-count="0"/>
    <meta:user-defined meta:name=""/>
    <meta:user-defined meta:name="qrichtext">1</meta:user-defined>
  </office:meta>
</office:document-meta>
</file>